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00a" officeooo:paragraph-rsid="000e700a"/>
    </style:style>
    <style:style style:name="P2" style:family="paragraph" style:parent-style-name="Standard">
      <style:paragraph-properties fo:line-height="150%"/>
      <style:text-properties fo:font-size="16pt" officeooo:rsid="000e700a" officeooo:paragraph-rsid="000e700a" style:font-size-asian="16pt" style:font-size-complex="16pt"/>
    </style:style>
    <style:style style:name="P3" style:family="paragraph" style:parent-style-name="Standard">
      <style:paragraph-properties fo:line-height="150%"/>
      <style:text-properties fo:font-size="16pt" officeooo:rsid="000e700a" officeooo:paragraph-rsid="000fd20b" style:font-size-asian="16pt" style:font-size-complex="16pt"/>
    </style:style>
    <style:style style:name="P4" style:family="paragraph" style:parent-style-name="Standard">
      <style:text-properties fo:font-size="16pt" officeooo:rsid="000fd20b" officeooo:paragraph-rsid="000fd20b" style:font-size-asian="16pt" style:font-size-complex="16pt"/>
    </style:style>
    <style:style style:name="P5" style:family="paragraph" style:parent-style-name="Standard">
      <style:paragraph-properties fo:line-height="150%"/>
      <style:text-properties fo:font-size="16pt" officeooo:rsid="000fd20b" officeooo:paragraph-rsid="000fd20b" style:font-size-asian="16pt" style:font-size-complex="16pt"/>
    </style:style>
    <style:style style:name="T1" style:family="text">
      <style:text-properties officeooo:rsid="000fd20b"/>
    </style:style>
    <style:style style:name="T2" style:family="text">
      <style:text-properties officeooo:rsid="001195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-6</text:p>
      <text:p text:style-name="P2">steps-</text:p>
      <text:p text:style-name="P2">1) go to aws console</text:p>
      <text:p text:style-name="P2">2) from there select the ec2 service and click on launch instance and create an instance with ubuntu or any ami and intance type and create a new iam role for it and in security group,enable port 80 and 22 with source as internet</text:p>
      <text:p text:style-name="P2">3) In ec2 tab go to load balacer and click on create load balancer,there choose application load balancer.</text:p>
      <text:p text:style-name="P2">4) give the name for load balancer and leave scheme,ip address type and listener as default</text:p>
      <text:p text:style-name="P2">5) in availablity zone select the vpc and availabilty zones where your ec2 instances resides</text:p>
      <text:p text:style-name="P2">6) give tags for the load balancer</text:p>
      <text:p text:style-name="P3">7) assign the security group <text:span text:style-name="T1">to the load balancer same as that assingned to the instance </text:span></text:p>
      <text:p text:style-name="P3"><text:span text:style-name="T1">8) in target <text:s/>group select new target group and give name for the target group.</text:span></text:p>
      <text:p text:style-name="P3"><text:span text:style-name="T1">9) in target type select IP radio button</text:span></text:p>
      <text:p text:style-name="P3"><text:span text:style-name="T1">10) leave protocol and port as default and health check as default and advanced health check settings should also be left default.</text:span></text:p>
      <text:p text:style-name="P5">11) In register targets select the network where your load balancer and instances resides and type the private ip address of the intances which you created in above steps.</text:p>
      <text:p text:style-name="P5">12) click the review button and <text:span text:style-name="T2">click on create to create the load balancer</text:span></text:p>
      <text:p text:style-name="P5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4:55:43.931603202</meta:creation-date>
    <dc:date>2019-07-15T15:19:44.933174471</dc:date>
    <meta:editing-duration>PT2M20S</meta:editing-duration>
    <meta:editing-cycles>1</meta:editing-cycles>
    <meta:document-statistic meta:table-count="0" meta:image-count="0" meta:object-count="0" meta:page-count="1" meta:paragraph-count="14" meta:word-count="211" meta:character-count="1172" meta:non-whitespace-character-count="973"/>
    <meta:generator>LibreOffice/6.0.3.2$Linux_X86_64 LibreOffice_project/00m0$Build-2</meta:generator>
  </office:meta>
</office:document-meta>
</file>